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30000041D5CB6C004.png" manifest:media-type="image/png"/>
  <manifest:file-entry manifest:full-path="Pictures/10000001000005630000041D9EE18A8D.png" manifest:media-type="image/png"/>
  <manifest:file-entry manifest:full-path="Pictures/10000001000005630000041D38E94673.png" manifest:media-type="image/png"/>
  <manifest:file-entry manifest:full-path="Pictures/100000010000031D00000465DB0F4D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72175" officeooo:paragraph-rsid="00072175"/>
    </style:style>
    <style:style style:name="P2" style:family="paragraph" style:parent-style-name="Standard">
      <style:text-properties officeooo:rsid="00053ca0"/>
    </style:style>
    <style:style style:name="P3" style:family="paragraph" style:parent-style-name="Standard">
      <style:text-properties officeooo:rsid="00072175" officeooo:paragraph-rsid="000721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Figura1" text:anchor-type="char" svg:width="17cm" svg:height="23.996cm" draw:z-index="0"><draw:image xlink:href="Pictures/100000010000031D00000465DB0F4DFA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char" svg:width="17.748cm" svg:height="13.552cm" draw:z-index="1"><draw:image xlink:href="Pictures/10000001000005630000041D38E946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3" text:anchor-type="char" svg:width="17.923cm" svg:height="13.684cm" draw:z-index="2"><draw:image xlink:href="Pictures/10000001000005630000041D9EE18A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4" text:anchor-type="char" svg:width="17.805cm" svg:height="13.594cm" draw:z-index="3"><draw:image xlink:href="Pictures/10000001000005630000041D5CB6C00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72175" officeooo:paragraph-rsid="000721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-------------------------------------------------------------------------------------------------------------------</text:p>
        <text:p text:style-name="MP1">Projeto 20 – Subir GLPI, em uma estrutura em alta disponibilidade e escalavel de baixo Custo Usando a AW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13:48.268379650</meta:creation-date>
    <dc:date>2024-12-12T16:35:49.197202591</dc:date>
    <meta:editing-duration>PT11M29S</meta:editing-duration>
    <meta:editing-cycles>1</meta:editing-cycles>
    <meta:document-statistic meta:table-count="0" meta:image-count="4" meta:object-count="0" meta:page-count="4" meta:paragraph-count="2" meta:word-count="19" meta:character-count="220" meta:non-whitespace-character-count="202"/>
    <meta:generator>LibreOffice/24.2.7.2$Linux_X86_64 LibreOffice_project/420$Build-2</meta:generator>
  </office:meta>
</office:document-meta>
</file>